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728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1.8717in"/>
    </style:style>
    <style:style style:name="co4" style:family="table-column">
      <style:table-column-properties fo:break-before="auto" style:column-width="3.2043in"/>
    </style:style>
    <style:style style:name="co5" style:family="table-column">
      <style:table-column-properties fo:break-before="auto" style:column-width="6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chematic&quot;;&quot;PCB Layout&quot;;&quot;Pre Order&quot;;&quot;Pre First Boot&quot;)" table:allow-empty-cell="true" table:display-list="unsorted" table:base-cell-address="'All Checks'.B2">
          <table:error-message table:message-type="stop" table:display="true"/>
        </table:content-validation>
        <table:content-validation table:name="val2" table:condition="of:cell-content-is-in-list(&quot;First Pass Done&quot;;&quot;Controll Pass Done&quot;;&quot;Done&quot;)" table:allow-empty-cell="true" table:display-list="unsorted" table:base-cell-address="'All Checks'.C2">
          <table:error-message table:message-type="stop" table:display="true"/>
        </table:content-validation>
        <table:content-validation table:name="val3" table:base-cell-address="'All Checks'.D1">
          <table:error-message table:message-type="stop" table:display="true"/>
        </table:content-validation>
      </table:content-validations>
      <table:table table:name="All Chec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m</text:p>
          </table:table-cell>
          <table:table-cell table:content-validation-name="val1" office:value-type="string" calcext:value-type="string">
            <text:p>Stage</text:p>
          </table:table-cell>
          <table:table-cell table:content-validation-name="val2" office:value-type="string" calcext:value-type="string">
            <text:p>Result</text:p>
          </table:table-cell>
          <table:table-cell table:content-validation-name="val3" office:value-type="string" calcext:value-type="string">
            <text:p>Commi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uble Check Decoupling Capacitor placement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 office:value-type="string" calcext:value-type="string">
            <text:p>7501b38e1c74a69f89ae33cc145d99332150d204</text:p>
          </table:table-cell>
          <table:table-cell/>
        </table:table-row>
        <table:table-row table:style-name="ro1">
          <table:table-cell office:value-type="string" calcext:value-type="string">
            <text:p>JTAG/SWD Pads + Interface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/>
          <table:table-cell/>
        </table:table-row>
        <table:table-row table:style-name="ro2">
          <table:table-cell table:style-name="ce1" office:value-type="string" calcext:value-type="string">
            <text:p>Perform FEM to check:</text:p>
            <text:p>+ Noise induced on ADC lines</text:p>
            <text:p>+ Return path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Return Current Analysi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Pass DRC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Find out good attach/release mechanism for Thermo Couple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heck Oscillator Design Guide for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Improve Layout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Layout guidelines for 60V Part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VBAT Decoupling Cap close-ish?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Do Oscillator Design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4f5d612732d318e6d1cdf057fe1d47e9154a4850</text:p>
          </table:table-cell>
          <table:table-cell office:value-type="string" calcext:value-type="string">
            <text:p>Parasitics still have to be calculated/measured</text:p>
          </table:table-cell>
        </table:table-row>
        <table:table-row table:style-name="ro1">
          <table:table-cell office:value-type="string" calcext:value-type="string">
            <text:p>Compare with Phil’s Lab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Oscillator: Calculate Parastic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Dividers of Thermo Couples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Output of Voltage Regulator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range of VBUS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UART over USB</text:p>
          </table:table-cell>
          <table:table-cell table:content-validation-name="val1" office:value-type="string" calcext:value-type="string">
            <text:p>Pre Order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Ensure Clearance of Components</text:p>
          </table:table-cell>
          <table:table-cell table:content-validation-name="val1" office:value-type="string" calcext:value-type="string">
            <text:p>Pre Order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alculate Resonator Capacitanc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4f5d612732d318e6d1cdf057fe1d47e9154a4850</text:p>
          </table:table-cell>
          <table:table-cell office:value-type="string" calcext:value-type="string">
            <text:p>See Spreadsheet Oscillator_Selection.ods</text:p>
          </table:table-cell>
        </table:table-row>
        <table:table-row table:style-name="ro3">
          <table:table-cell office:value-type="string" calcext:value-type="string">
            <text:p>JTAG/Serial Wire Debug Pinout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7501b38e1c74a69f89ae33cc145d99332150d204</text:p>
          </table:table-cell>
          <table:table-cell table:style-name="ce1" office:value-type="string" calcext:value-type="string">
            <text:p><text:a xlink:href="https://developer.arm.com/documentation/101636/0100/Debug-and-Trace/JTAG-SWD-Interface" xlink:type="simple">https://developer.arm.com/documentation/101636/0100/Debug-and-Trace/JTAG-SWD-Interface</text:a></text:p>
            <text:p/>
          </table:table-cell>
        </table:table-row>
        <table:table-row table:style-name="ro1">
          <table:table-cell office:value-type="string" calcext:value-type="string">
            <text:p>Confirm Voltage Range of ThermoCoupl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Pinout with STM CubeID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alculate Voltage Regulator Capacitor for EN Drain Tim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SD Card storage devic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Pass ERC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3">
          <table:table-cell office:value-type="string" calcext:value-type="string">
            <text:p>Should VBAT be connected?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f9281afe62da5ec8378b19c2370bab044c28db71</text:p>
          </table:table-cell>
          <table:table-cell table:style-name="ce1" office:value-type="string" calcext:value-type="string">
            <text:p> it is recommended to connect this pin to V DD with a 100 nF</text:p>
            <text:p>external ceramic decoupling capacitor. (an4488 page 9)</text:p>
          </table:table-cell>
        </table:table-row>
        <table:table-row table:style-name="ro1">
          <table:table-cell office:value-type="string" calcext:value-type="string">
            <text:p>Does USB ID Have to be connected for Child only mod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sider using a Toggle for the NRST pin → Reduce BOM Part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Temperature Reference Thermistor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rrect Voltage Divider for Thermo Coupl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Oscillator: Needs HSE Oscillator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4f5d612732d318e6d1cdf057fe1d47e9154a4850</text:p>
          </table:table-cell>
          <table:table-cell office:value-type="string" calcext:value-type="string">
            <text:p>USB OTG FS requires a HSE (stm32f401rb.pdf page 30)</text:p>
          </table:table-cell>
        </table:table-row>
        <table:table-row table:style-name="ro1">
          <table:table-cell office:value-type="string" calcext:value-type="string">
            <text:p>Get PCB + Trace Parasitic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heck VSSA/VSS Gap with regards to Return Currents and EMF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 table:number-rows-repeated="1048541">
          <table:table-cell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/>
        </table:table-row>
      </table:table>
      <table:named-expressions/>
      <table:database-ranges>
        <table:database-range table:name="__Anonymous_Sheet_DB__0" table:target-range-address="'All Checks'.A1:'All Checks'.E3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 style:data-style-name="N2" text:time-value="11:23:14.2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20:40:20.820000000</meta:creation-date>
    <dc:date>2024-09-21T14:28:18.199000000</dc:date>
    <meta:editing-duration>PT5H6M18S</meta:editing-duration>
    <meta:editing-cycles>28</meta:editing-cycles>
    <meta:generator>LibreOffice/24.2.6.2$Windows_X86_64 LibreOffice_project/ef66aa7e36a1bb8e65bfbc63aba53045a14d0871</meta:generator>
    <meta:document-statistic meta:table-count="1" meta:cell-count="88" meta:object-count="0"/>
  </office:meta>
</office:document-meta>
</file>